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20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paragraph-properties fo:margin-left="0cm" fo:margin-right="0cm" fo:text-indent="0cm"/>
      <style:text-properties fo:font-size="16pt" style:font-size-asian="16pt" style:font-size-complex="16pt"/>
    </style:style>
    <style:style style:name="P2" style:family="paragraph">
      <style:text-properties fo:font-size="16pt" style:font-size-asian="16pt" style:font-size-complex="16pt"/>
    </style:style>
    <style:style style:name="P3" style:family="paragraph">
      <style:text-properties fo:font-size="18pt"/>
    </style:style>
    <style:style style:name="P4" style:family="paragraph">
      <style:text-properties fo:font-size="20pt"/>
    </style:style>
    <style:style style:name="T1" style:family="text">
      <style:text-properties fo:font-size="16pt" style:font-size-asian="16pt" style:font-size-complex="16pt"/>
    </style:style>
    <style:style style:name="T2" style:family="text">
      <style:text-properties fo:color="#ff0000" fo:font-size="16pt" style:font-size-asian="16pt" style:font-size-complex="16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ff00"/>
    </style:style>
    <style:style style:name="T6" style:family="text">
      <style:text-properties fo:color="#00ff00"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pp name TBA</text:p>
          </draw:text-box>
        </draw:frame>
        <draw:frame presentation:style-name="pr2" draw:layer="layout" svg:width="24.639cm" svg:height="12.179cm" svg:x="1.4cm" svg:y="4.914cm" presentation:class="subtitle" presentation:user-transformed="true">
          <draw:text-box>
            <text:p>Tsz Chung (Jacky) Chang</text:p>
            <text:p>Logan Lin</text:p>
            <text:p>Eden Mar</text:p>
            <text:p>Michael Raypold</text:p>
            <text:p>Wen (John) Zhong</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utline</text:p>
          </draw:text-box>
        </draw:frame>
        <draw:frame presentation:style-name="pr4" draw:layer="layout" svg:width="24.639cm" svg:height="12.179cm" svg:x="1.4cm" svg:y="4.914cm" presentation:class="outline">
          <draw:text-box>
            <text:list text:style-name="L3">
              <text:list-item>
                <text:p>Recap of the client’s requirements</text:p>
              </text:list-item>
              <text:list-item>
                <text:p>Slide and video presentation of the app’s features</text:p>
              </text:list-item>
              <text:list-item>
                <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presentation:style-name="pr5" draw:layer="layout" svg:width="25.199cm" svg:height="3.506cm" svg:x="1.4cm" svg:y="0.137cm" presentation:class="title" presentation:user-transformed="true">
          <draw:text-box>
            <text:p>What was asked of us?</text:p>
          </draw:text-box>
        </draw:frame>
        <draw:frame presentation:style-name="pr4" draw:text-style-name="P2" draw:layer="layout" svg:width="24.639cm" svg:height="17.018cm" svg:x="1.4cm" svg:y="3.556cm" presentation:class="outline" presentation:user-transformed="true">
          <draw:text-box>
            <text:list text:style-name="L3">
              <text:list-header>
                <text:p text:style-name="P1"><text:span text:style-name="T1">1. As a user, I want to sort comments by proximity to me</text:span></text:p>
                <text:p text:style-name="P1"><text:span text:style-name="T1">2. As a user, I want to sort comments by proximity to another location.</text:span></text:p>
                <text:p text:style-name="P1"><text:span text:style-name="T1">3. As a user, I want to make new top-level comments (comments with no parents).</text:span></text:p>
                <text:p text:style-name="P1"><text:span text:style-name="T1">4. As a user, I want to browse top-level comments.</text:span></text:p>
                <text:p text:style-name="P1"><text:span text:style-name="T1">5. As a user, I want to browse comment replies.</text:span></text:p>
                <text:p text:style-name="P1"><text:span text:style-name="T1">6. As a user, I want to reply to comments.</text:span></text:p>
                <text:p text:style-name="P1"><text:span text:style-name="T1">7. As a user, I want to attach a picture to my comment.</text:span></text:p>
                <text:p text:style-name="P1"><text:span text:style-name="T1">8. As a user, I want to sort comments by pictures.</text:span></text:p>
                <text:p text:style-name="P1"><text:span text:style-name="T1">9. As a user, I want to sort comments by date or some scoring system (data + proximity).</text:span></text:p>
                <text:p text:style-name="P1"><text:span text:style-name="T1">10. As a user, I want comments that I read or comments that I've indicated I want to read, to be locally cached so I can read them when I am not on the internet.</text:span></text:p>
                <text:p text:style-name="P1"><text:span text:style-name="T1">11. As a user, I want to explicitly save some comments as favorites.</text:span></text:p>
                <text:p text:style-name="P1"><text:span text:style-name="T1">12. As a user, My favorites and their replies should always be available to me regardless of network connectivity.</text:span></text:p>
                <text:p text:style-name="P1"><text:span text:style-name="T1">13. As a comment author, I want to edit my comment (because I don't have the grammars).</text:span></text:p>
                <text:p text:style-name="P1"><text:span text:style-name="T1">14. As a comment author, if I have internet, I want my comments pushed and shared with all other users of the app immediately.</text:span></text:p>
                <text:p text:style-name="P1"><text:span text:style-name="T1">15. As a user, I want to see the latest greatest comments immediately.</text:span></text:p>
                <text:p text:style-name="P1"><text:span text:style-name="T1">16. As a user, be default, I should see the most fresh comments.</text:span></text:p>
                <text:p text:style-name="P1"><text:span text:style-name="T1">17. As a comment author, my geolocation should be the default location of the comment I am authoring.</text:span></text:p>
                <text:p text:style-name="P1"><text:span text:style-name="T1">18. As a comment author, I want to change the geolocation of my comment.</text:span></text:p>
                <text:p text:style-name="P1"><text:span text:style-name="T1">19. As a user, if my phone connects to the internet while this app is open it should load all the latest and greatest and most relevant comments. For example imagine you're on the LRT and you get off at Health Sciences and now you have 3G again, you want those comments that are new and near Health Sciences.</text:span></text:p>
                <text:p text:style-name="P1"><text:span text:style-name="T1">20. As a comment author, I set my username.</text:span></text:p>
                <text:p text:style-name="P1"><text:span text:style-name="T1">21. As a comment reader I see the commenter's username.</text:span></text:p>
                <text:p text:style-name="P1"><text:span text:style-name="T2">22. As a comment reader, I want to attach tags to comments. I also want to search by tags.</text:span></text:p>
                <text:p text:style-name="P1"><text:span text:style-name="T1"/></text:p>
              </text:list-header>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4.639cm" svg:height="12.179cm" svg:x="1.4cm" svg:y="4.914cm" presentation:class="outline" presentation:placeholder="true" presentation:user-transformed="true">
          <draw:text-box/>
        </draw:frame>
        <draw:frame draw:style-name="gr2" draw:layer="layout" svg:width="14.224cm" svg:height="1.673cm" svg:x="0cm" svg:y="0.105cm">
          <draw:text-box>
            <text:p>1<text:tab/>2<text:tab/><text:span text:style-name="T3">3</text:span><text:tab/><text:span text:style-name="T4">4</text:span><text:tab/><text:span text:style-name="T4">5</text:span><text:tab/><text:span text:style-name="T4">6</text:span><text:tab/><text:span text:style-name="T3">7</text:span><text:tab/>8<text:tab/>9<text:tab/>10<text:tab/>11</text:p>
            <text:p>12<text:tab/><text:span text:style-name="T3">13</text:span><text:span text:style-name="T3"><text:tab/></text:span><text:span text:style-name="T3">14</text:span><text:tab/>15<text:tab/>16<text:tab/>17<text:tab/>18<text:tab/>19<text:tab/>20<text:tab/><text:span text:style-name="T4">21</text:span><text:tab/>22 </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4.639cm" svg:height="12.179cm" svg:x="1.4cm" svg:y="4.914cm" presentation:class="outline" presentation:placeholder="true" presentation:user-transformed="true">
          <draw:text-box/>
        </draw:frame>
        <draw:frame draw:style-name="gr2" draw:layer="layout" svg:width="14.224cm" svg:height="1.673cm" svg:x="0cm" svg:y="0.106cm">
          <draw:text-box>
            <text:p>1<text:tab/>2<text:tab/><text:span text:style-name="T4">3</text:span><text:tab/><text:span text:style-name="T5">4</text:span><text:span text:style-name="T5"><text:tab/></text:span><text:span text:style-name="T5">5</text:span><text:span text:style-name="T5"><text:tab/></text:span><text:span text:style-name="T5">6</text:span><text:tab/><text:span text:style-name="T4">7</text:span><text:tab/>8<text:tab/>9<text:tab/>10<text:tab/>11</text:p>
            <text:p>12<text:tab/><text:span text:style-name="T4">13</text:span><text:tab/><text:span text:style-name="T4">14</text:span><text:tab/>15<text:tab/>16<text:tab/>17<text:tab/>18<text:tab/>19<text:tab/>20<text:tab/><text:span text:style-name="T5">21</text:span><text:tab/>22 </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4.639cm" svg:height="12.179cm" svg:x="1.4cm" svg:y="4.914cm" presentation:class="outline" presentation:placeholder="true" presentation:user-transformed="true">
          <draw:text-box/>
        </draw:frame>
        <draw:frame draw:style-name="gr2" draw:layer="layout" svg:width="14.224cm" svg:height="1.673cm" svg:x="0cm" svg:y="0.106cm">
          <draw:text-box>
            <text:p>1<text:tab/>2<text:tab/><text:span text:style-name="T5">3</text:span><text:span text:style-name="T5"><text:tab/></text:span><text:span text:style-name="T5">4</text:span><text:span text:style-name="T5"><text:tab/></text:span><text:span text:style-name="T5">5</text:span><text:span text:style-name="T5"><text:tab/></text:span><text:span text:style-name="T5">6</text:span><text:span text:style-name="T5"><text:tab/></text:span><text:span text:style-name="T5">7</text:span><text:tab/>8<text:tab/>9<text:tab/>10<text:tab/>11</text:p>
            <text:p>12<text:tab/><text:span text:style-name="T5">13</text:span><text:span text:style-name="T5"><text:tab/></text:span><text:span text:style-name="T5">14</text:span><text:tab/>15<text:tab/>16<text:tab/><text:span text:style-name="T4">17</text:span><text:span text:style-name="T4"><text:tab/></text:span><text:span text:style-name="T4">18</text:span><text:span text:style-name="T3"><text:tab/></text:span><text:span text:style-name="T3">19</text:span><text:tab/>20<text:tab/><text:span text:style-name="T5">21</text:span><text:tab/>22 </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4.639cm" svg:height="12.179cm" svg:x="1.4cm" svg:y="4.914cm" presentation:class="outline" presentation:placeholder="true" presentation:user-transformed="true">
          <draw:text-box/>
        </draw:frame>
        <draw:frame draw:style-name="gr2" draw:text-style-name="P3" draw:layer="layout" svg:width="14.224cm" svg:height="1.673cm" svg:x="0cm" svg:y="0.106cm">
          <draw:text-box>
            <text:p text:style-name="P3">1<text:tab/>2<text:tab/><text:span text:style-name="T5">3</text:span><text:span text:style-name="T5"><text:tab/></text:span><text:span text:style-name="T5">4</text:span><text:span text:style-name="T5"><text:tab/></text:span><text:span text:style-name="T5">5</text:span><text:span text:style-name="T5"><text:tab/></text:span><text:span text:style-name="T5">6</text:span><text:span text:style-name="T5"><text:tab/></text:span><text:span text:style-name="T5">7</text:span><text:tab/>8<text:tab/>9<text:tab/>10<text:tab/>11</text:p>
            <text:p text:style-name="P3">12<text:tab/><text:span text:style-name="T5">13</text:span><text:span text:style-name="T5"><text:tab/></text:span><text:span text:style-name="T5">14</text:span><text:tab/>15<text:tab/>16<text:tab/><text:span text:style-name="T6">17</text:span><text:span text:style-name="T6"><text:tab/></text:span><text:span text:style-name="T6">18</text:span><text:span text:style-name="T3"><text:tab/></text:span><text:span text:style-name="T3">19</text:span><text:tab/>20<text:tab/><text:span text:style-name="T5">21</text:span><text:tab/>22 </text:p>
          </draw:text-box>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9cm" svg:x="1.4cm" svg:y="4.914cm" presentation:class="outline" presentation:placeholder="true">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den Mar</meta:initial-creator>
    <meta:creation-date>2014-04-05T11:44:15</meta:creation-date>
    <dc:date>2014-04-05T13:01:19</dc:date>
    <dc:creator>Eden Mar</dc:creator>
    <meta:editing-duration>PT1H14M17S</meta:editing-duration>
    <meta:editing-cycles>10</meta:editing-cycles>
    <meta:generator>LibreOffice/3.5$Linux_X86_64 LibreOffice_project/350m1$Build-2</meta:generator>
    <meta:document-statistic meta:object-count="53"/>
  </office:meta>
</office:document-meta>
</file>